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161.29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37.3pt"/>
    </style:style>
    <style:style style:name="co13" style:family="table-column">
      <style:table-column-properties fo:break-before="auto" style:column-width="22.59pt"/>
    </style:style>
    <style:style style:name="co14" style:family="table-column">
      <style:table-column-properties fo:break-before="auto" style:column-width="25.71pt"/>
    </style:style>
    <style:style style:name="co15" style:family="table-column">
      <style:table-column-properties fo:break-before="auto" style:column-width="34.95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58.11pt"/>
    </style:style>
    <style:style style:name="co19" style:family="table-column">
      <style:table-column-properties fo:break-before="auto" style:column-width="72.5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xt-resul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ce2"/>
        <table:table-row table:style-name="ro1">
          <table:table-cell table:style-name="Default" office:value-type="string" calcext:value-type="string">
            <text:p>start-time <text:s text:c="12"/></text:p>
          </table:table-cell>
          <table:table-cell table:style-name="Default" office:value-type="string" calcext:value-type="string">
            <text:p>end-time <text:s text:c="14"/>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tt <text:s text:c="4"/>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sip <text:s text:c="34"/></text:p>
          </table:table-cell>
          <table:table-cell office:value-type="string" calcext:value-type="string">
            <text:p>sp <text:s text:c="2"/></text:p>
          </table:table-cell>
          <table:table-cell office:value-type="string" calcext:value-type="string">
            <text:p>dip <text:s text:c="36"/></text:p>
          </table:table-cell>
          <table:table-cell office:value-type="string" calcext:value-type="string">
            <text:p>dp <text:s text:c="2"/></text:p>
          </table:table-cell>
          <table:table-cell office:value-type="string" calcext:value-type="string">
            <text:p>iflags <text:s/></text:p>
          </table:table-cell>
          <table:table-cell office:value-type="string" calcext:value-type="string">
            <text:p>uflags <text:s/></text:p>
          </table:table-cell>
          <table:table-cell office:value-type="string" calcext:value-type="string">
            <text:p>riflags </text:p>
          </table:table-cell>
          <table:table-cell office:value-type="string" calcext:value-type="string">
            <text:p>ruflags </text:p>
          </table:table-cell>
          <table:table-cell office:value-type="string" calcext:value-type="string">
            <text:p>isn <text:s text:c="4"/></text:p>
          </table:table-cell>
          <table:table-cell office:value-type="string" calcext:value-type="string">
            <text:p>risn <text:s text:c="3"/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tag</text:p>
          </table:table-cell>
          <table:table-cell office:value-type="string" calcext:value-type="string">
            <text:p>pkt <text:s text:c="3"/></text:p>
          </table:table-cell>
          <table:table-cell office:value-type="string" calcext:value-type="string">
            <text:p>oct <text:s text:c="4"/></text:p>
          </table:table-cell>
          <table:table-cell office:value-type="string" calcext:value-type="string">
            <text:p>rpkt <text:s text:c="3"/></text:p>
          </table:table-cell>
          <table:table-cell office:value-type="string" calcext:value-type="string">
            <text:p>roct <text:s text:c="3"/></text:p>
          </table:table-cell>
          <table:table-cell office:value-type="string" calcext:value-type="string">
            <text:p>end-reason</text:p>
          </table:table-cell>
          <table:table-cell office:value-type="string" calcext:value-type="string">
            <text:p>traffic rate</text:p>
          </table:table-cell>
        </table:table-row>
        <table:table-row table:style-name="ro1">
          <table:table-cell office:value-type="string" calcext:value-type="string">
            <text:p>2002-05-23 16:38:39.912</text:p>
          </table:table-cell>
          <table:table-cell office:value-type="string" calcext:value-type="string">
            <text:p>2002-05-23 16:40:39.896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<text:s text:c="6"/>ES</text:p>
          </table:table-cell>
          <table:table-cell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0d8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603" calcext:value-type="float">
            <text:p>5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2]/[.R2]" office:value-type="float" office:value="173.164429530201" calcext:value-type="float">
            <text:p>173.164429530201</text:p>
          </table:table-cell>
        </table:table-row>
        <table:table-row table:style-name="ro1">
          <table:table-cell office:value-type="string" calcext:value-type="string">
            <text:p>2002-05-23 16:40:40.139</text:p>
          </table:table-cell>
          <table:table-cell office:value-type="string" calcext:value-type="string">
            <text:p>2002-05-23 16:41:18.546</text:p>
          </table:table-cell>
          <table:table-cell office:value-type="float" office:value="38.407" calcext:value-type="float">
            <text:p>38.4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47" calcext:value-type="float">
            <text:p>459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814" calcext:value-type="float">
            <text:p>1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[.S3]/[.R3]" office:value-type="float" office:value="168.463414634146" calcext:value-type="float">
            <text:p>168.463414634146</text:p>
          </table:table-cell>
        </table:table-row>
        <table:table-row table:style-name="ro1">
          <table:table-cell office:value-type="string" calcext:value-type="string">
            <text:p>2002-05-23 16:35:02.396</text:p>
          </table:table-cell>
          <table:table-cell office:value-type="string" calcext:value-type="string">
            <text:p>2002-05-23 16:37:01.450</text:p>
          </table:table-cell>
          <table:table-cell office:value-type="float" office:value="119.054" calcext:value-type="float">
            <text:p>119.0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4488" calcext:value-type="float">
            <text:p>12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4]/[.R4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37:02.450</text:p>
          </table:table-cell>
          <table:table-cell office:value-type="string" calcext:value-type="string">
            <text:p>2002-05-23 16:39:01.465</text:p>
          </table:table-cell>
          <table:table-cell office:value-type="float" office:value="119.015" calcext:value-type="float">
            <text:p>119.0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6616" calcext:value-type="float">
            <text:p>12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5]/[.R5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39:02.466</text:p>
          </table:table-cell>
          <table:table-cell office:value-type="string" calcext:value-type="string">
            <text:p>2002-05-23 16:41:01.985</text:p>
          </table:table-cell>
          <table:table-cell office:value-type="float" office:value="119.519" calcext:value-type="float">
            <text:p>119.5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4605" calcext:value-type="float">
            <text:p>5920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7680" calcext:value-type="float">
            <text:p>12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6]/[.R6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41:02.986</text:p>
          </table:table-cell>
          <table:table-cell office:value-type="string" calcext:value-type="string">
            <text:p>2002-05-23 16:43:02.362</text:p>
          </table:table-cell>
          <table:table-cell office:value-type="float" office:value="119.376" calcext:value-type="float">
            <text:p>119.3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2605" calcext:value-type="float">
            <text:p>59222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5552" calcext:value-type="float">
            <text:p>12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7]/[.R7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43:03.363</text:p>
          </table:table-cell>
          <table:table-cell office:value-type="string" calcext:value-type="string">
            <text:p>2002-05-23 16:45:02.474</text:p>
          </table:table-cell>
          <table:table-cell office:value-type="float" office:value="119.111" calcext:value-type="float">
            <text:p>119.1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0605" calcext:value-type="float">
            <text:p>5924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5552" calcext:value-type="float">
            <text:p>12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8]/[.R8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45:03.476</text:p>
          </table:table-cell>
          <table:table-cell office:value-type="string" calcext:value-type="string">
            <text:p>2002-05-23 16:47:02.598</text:p>
          </table:table-cell>
          <table:table-cell office:value-type="float" office:value="119.122" calcext:value-type="float">
            <text:p>119.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25e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3424" calcext:value-type="float">
            <text:p>12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9]/[.R9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47:03.598</text:p>
          </table:table-cell>
          <table:table-cell office:value-type="string" calcext:value-type="string">
            <text:p>2002-05-23 16:49:03.094</text:p>
          </table:table-cell>
          <table:table-cell office:value-type="float" office:value="119.496" calcext:value-type="float">
            <text:p>119.4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6616" calcext:value-type="float">
            <text:p>12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[.S10]/[.R10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49:04.095</text:p>
          </table:table-cell>
          <table:table-cell office:value-type="string" calcext:value-type="string">
            <text:p>2002-05-23 16:50:01.164</text:p>
          </table:table-cell>
          <table:table-cell office:value-type="float" office:value="57.069" calcext:value-type="float">
            <text:p>57.0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a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648" calcext:value-type="float">
            <text:p>6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of </text:p>
          </table:table-cell>
          <table:table-cell table:formula="of:=[.S11]/[.R11]" office:value-type="float" office:value="1064" calcext:value-type="float">
            <text:p>1064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Number of flow records</text:p>
          </table:table-cell>
          <table:table-cell table:style-name="ce2" table:formula="of:=COUNTA([.B2:.B11])" office:value-type="float" office:value="10" calcext:value-type="float">
            <text:p>1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duration</text:p>
          </table:table-cell>
          <table:table-cell table:style-name="ce2" table:formula="of:=AVERAGE([.C2:.C11])" office:value-type="float" office:value="105.0153" calcext:value-type="float">
            <text:p>105.0153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packet count</text:p>
          </table:table-cell>
          <table:table-cell table:style-name="ce2" table:formula="of:=AVERAGE([.R2:.R11])" office:value-type="float" office:value="126.4" calcext:value-type="float">
            <text:p>126.4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bytes</text:p>
          </table:table-cell>
          <table:table-cell table:style-name="ce2" table:formula="of:=AVERAGE([.S2:.S11])" office:value-type="float" office:value="100599.3" calcext:value-type="float">
            <text:p>100599.3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traffic rate</text:p>
          </table:table-cell>
          <table:table-cell table:style-name="ce2" table:formula="of:=[.B18]/[.B17]" office:value-type="float" office:value="795.880537974684" calcext:value-type="float">
            <text:p>795.880537974684</text:p>
          </table:table-cell>
          <table:table-cell table:number-columns-repeated="20"/>
          <table:table-cell table:style-name="Default"/>
        </table:table-row>
      </table:table>
      <table:named-expressions/>
      <table:database-ranges>
        <table:database-range table:name="__Anonymous_Sheet_DB__0" table:target-range-address="'text-result'.A1:'text-result'.V1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10:33:44.200305412</dc:date>
    <meta:editing-duration>PT33M21S</meta:editing-duration>
    <meta:editing-cycles>3</meta:editing-cycles>
    <meta:generator>LibreOffice/5.3.1.2$Linux_X86_64 LibreOffice_project/30m0$Build-2</meta:generator>
    <meta:document-statistic meta:table-count="1" meta:cell-count="263" meta:object-count="0"/>
  </office:meta>
</office:document-meta>
</file>